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n100" table:style-name="ta1">
        <table:shapes>
          <draw:frame draw:z-index="0" draw:style-name="gr1" draw:text-style-name="P1" svg:width="453.51pt" svg:height="255.09pt" svg:x="1140.66pt" svg:y="54.03pt">
            <loext:p draw:notify-on-update-of-ranges="nn100.K5:nn100.K10 nn100.L4:nn100.L4 nn100.L5:nn100.L10 nn100.M4:nn100.M4 nn100.M5:nn100.M10 nn100.N4:nn100.N4 nn100.N5:nn100.N10 nn100.O4:nn100.O4 nn100.O5:nn100.O10 nn100.P4:nn100.P4 nn100.P5:nn100.P10 nn100.Q4:nn100.Q4 nn100.Q5:nn100.Q10 nn100.R4:nn100.R4 nn100.R5:nn100.R10 nn100.S4:nn100.S4 nn100.S5:nn100.S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string" calcext:value-type="string">
            <text:p>D100</text:p>
          </table:table-cell>
          <table:table-cell office:value-type="string" calcext:value-type="string">
            <text:p>D300</text:p>
          </table:table-cell>
          <table:table-cell office:value-type="string" calcext:value-type="string">
            <text:p>D500</text:p>
          </table:table-cell>
          <table:table-cell office:value-type="string" calcext:value-type="string">
            <text:p>D1000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R500</text:p>
          </table:table-cell>
          <table:table-cell office:value-type="string" calcext:value-type="string">
            <text:p>R10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60" calcext:value-type="float">
            <text:p>160</text:p>
          </table:table-cell>
          <table:table-cell/>
          <table:table-cell table:style-name="ce1" office:value-type="string" calcext:value-type="string">
            <text:p>Aciertos</text:p>
          </table:table-cell>
          <table:table-cell table:style-name="ce1" table:formula="of:=[.B1]" office:value-type="string" office:string-value="D100" calcext:value-type="string">
            <text:p>D100</text:p>
          </table:table-cell>
          <table:table-cell table:style-name="ce1" table:formula="of:=[.C1]" office:value-type="string" office:string-value="D300" calcext:value-type="string">
            <text:p>D300</text:p>
          </table:table-cell>
          <table:table-cell table:style-name="ce1" table:formula="of:=[.D1]" office:value-type="string" office:string-value="D500" calcext:value-type="string">
            <text:p>D500</text:p>
          </table:table-cell>
          <table:table-cell table:style-name="ce1" table:formula="of:=[.E1]" office:value-type="string" office:string-value="D1000" calcext:value-type="string">
            <text:p>D1000</text:p>
          </table:table-cell>
          <table:table-cell table:style-name="ce1" table:formula="of:=[.F1]" office:value-type="string" office:string-value="R100" calcext:value-type="string">
            <text:p>R100</text:p>
          </table:table-cell>
          <table:table-cell table:style-name="ce1" table:formula="of:=[.G1]" office:value-type="string" office:string-value="R300" calcext:value-type="string">
            <text:p>R300</text:p>
          </table:table-cell>
          <table:table-cell table:style-name="ce1" table:formula="of:=[.H1]" office:value-type="string" office:string-value="R500" calcext:value-type="string">
            <text:p>R500</text:p>
          </table:table-cell>
          <table:table-cell table:style-name="ce1" table:formula="of:=[.I1]" office:value-type="string" office:string-value="R1000" calcext:value-type="string">
            <text:p>R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60" calcext:value-type="float">
            <text:p>160</text:p>
          </table:table-cell>
          <table:table-cell/>
          <table:table-cell table:style-name="ce2" office:value-type="string" calcext:value-type="string">
            <text:p>41-60</text:p>
          </table:table-cell>
          <table:table-cell table:style-name="ce2" table:formula="of:=COUNTIFS([.B$2:.B$101]; &quot;&gt;40&quot;; [.B$2:.B$101]; &quot;&lt;=60&quot;)" office:value-type="float" office:value="38" calcext:value-type="float">
            <text:p>38</text:p>
          </table:table-cell>
          <table:table-cell table:style-name="ce2" table:formula="of:=COUNTIFS([.C$2:.C$101]; &quot;&gt;40&quot;; [.C$2:.C$101]; &quot;&lt;=60&quot;)" office:value-type="float" office:value="0" calcext:value-type="float">
            <text:p>0</text:p>
          </table:table-cell>
          <table:table-cell table:style-name="ce2" table:formula="of:=COUNTIFS([.D$2:.D$101]; &quot;&gt;40&quot;; [.D$2:.D$101]; &quot;&lt;=60&quot;)" office:value-type="float" office:value="3" calcext:value-type="float">
            <text:p>3</text:p>
          </table:table-cell>
          <table:table-cell table:style-name="ce2" table:formula="of:=COUNTIFS([.E$2:.E$101]; &quot;&gt;40&quot;; [.E$2:.E$101]; &quot;&lt;=60&quot;)" office:value-type="float" office:value="1" calcext:value-type="float">
            <text:p>1</text:p>
          </table:table-cell>
          <table:table-cell table:style-name="ce2" table:formula="of:=COUNTIFS([.F$2:.F$101]; &quot;&gt;40&quot;; [.F$2:.F$101]; &quot;&lt;=60&quot;)" office:value-type="float" office:value="2" calcext:value-type="float">
            <text:p>2</text:p>
          </table:table-cell>
          <table:table-cell table:style-name="ce2" table:formula="of:=COUNTIFS([.G$2:.G$101]; &quot;&gt;40&quot;; [.G$2:.G$101]; &quot;&lt;=60&quot;)" office:value-type="float" office:value="4" calcext:value-type="float">
            <text:p>4</text:p>
          </table:table-cell>
          <table:table-cell table:style-name="ce2" table:formula="of:=COUNTIFS([.H$2:.H$101]; &quot;&gt;40&quot;; [.H$2:.H$101]; &quot;&lt;=60&quot;)" office:value-type="float" office:value="2" calcext:value-type="float">
            <text:p>2</text:p>
          </table:table-cell>
          <table:table-cell table:style-name="ce2" table:formula="of:=COUNTIFS([.I$2:.I$101]; &quot;&gt;40&quot;; [.I$2:.I$101]; &quot;&lt;=6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office:value-type="string" calcext:value-type="string">
            <text:p>61-80</text:p>
          </table:table-cell>
          <table:table-cell table:style-name="ce2" table:formula="of:=COUNTIFS([.B$2:.B$101]; &quot;&gt;60&quot;; [.B$2:.B$101]; &quot;&lt;=80&quot;)" office:value-type="float" office:value="61" calcext:value-type="float">
            <text:p>61</text:p>
          </table:table-cell>
          <table:table-cell table:style-name="ce2" table:formula="of:=COUNTIFS([.C$2:.C$101]; &quot;&gt;60&quot;; [.C$2:.C$101]; &quot;&lt;=80&quot;)" office:value-type="float" office:value="1" calcext:value-type="float">
            <text:p>1</text:p>
          </table:table-cell>
          <table:table-cell table:style-name="ce2" table:formula="of:=COUNTIFS([.D$2:.D$101]; &quot;&gt;60&quot;; [.D$2:.D$101]; &quot;&lt;=80&quot;)" office:value-type="float" office:value="2" calcext:value-type="float">
            <text:p>2</text:p>
          </table:table-cell>
          <table:table-cell table:style-name="ce2" table:formula="of:=COUNTIFS([.E$2:.E$101]; &quot;&gt;60&quot;; [.E$2:.E$101]; &quot;&lt;=80&quot;)" office:value-type="float" office:value="3" calcext:value-type="float">
            <text:p>3</text:p>
          </table:table-cell>
          <table:table-cell table:style-name="ce2" table:formula="of:=COUNTIFS([.F$2:.F$101]; &quot;&gt;60&quot;; [.F$2:.F$101]; &quot;&lt;=80&quot;)" office:value-type="float" office:value="3" calcext:value-type="float">
            <text:p>3</text:p>
          </table:table-cell>
          <table:table-cell table:style-name="ce2" table:formula="of:=COUNTIFS([.G$2:.G$101]; &quot;&gt;60&quot;; [.G$2:.G$101]; &quot;&lt;=80&quot;)" office:value-type="float" office:value="6" calcext:value-type="float">
            <text:p>6</text:p>
          </table:table-cell>
          <table:table-cell table:style-name="ce2" table:formula="of:=COUNTIFS([.H$2:.H$101]; &quot;&gt;60&quot;; [.H$2:.H$101]; &quot;&lt;=80&quot;)" office:value-type="float" office:value="6" calcext:value-type="float">
            <text:p>6</text:p>
          </table:table-cell>
          <table:table-cell table:style-name="ce2" table:formula="of:=COUNTIFS([.I$2:.I$101]; &quot;&gt;60&quot;; [.I$2:.I$101]; &quot;&lt;=8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office:value-type="string" calcext:value-type="string">
            <text:p>81-100</text:p>
          </table:table-cell>
          <table:table-cell table:style-name="ce2" table:formula="of:=COUNTIFS([.B$2:.B$101]; &quot;&gt;80&quot;; [.B$2:.B$101]; &quot;&lt;=100&quot;)" office:value-type="float" office:value="0" calcext:value-type="float">
            <text:p>0</text:p>
          </table:table-cell>
          <table:table-cell table:style-name="ce2" table:formula="of:=COUNTIFS([.C$2:.C$101]; &quot;&gt;80&quot;; [.C$2:.C$101]; &quot;&lt;=100&quot;)" office:value-type="float" office:value="0" calcext:value-type="float">
            <text:p>0</text:p>
          </table:table-cell>
          <table:table-cell table:style-name="ce2" table:formula="of:=COUNTIFS([.D$2:.D$101]; &quot;&gt;80&quot;; [.D$2:.D$101]; &quot;&lt;=100&quot;)" office:value-type="float" office:value="0" calcext:value-type="float">
            <text:p>0</text:p>
          </table:table-cell>
          <table:table-cell table:style-name="ce2" table:formula="of:=COUNTIFS([.E$2:.E$101]; &quot;&gt;80&quot;; [.E$2:.E$101]; &quot;&lt;=100&quot;)" office:value-type="float" office:value="1" calcext:value-type="float">
            <text:p>1</text:p>
          </table:table-cell>
          <table:table-cell table:style-name="ce2" table:formula="of:=COUNTIFS([.F$2:.F$101]; &quot;&gt;80&quot;; [.F$2:.F$101]; &quot;&lt;=100&quot;)" office:value-type="float" office:value="5" calcext:value-type="float">
            <text:p>5</text:p>
          </table:table-cell>
          <table:table-cell table:style-name="ce2" table:formula="of:=COUNTIFS([.G$2:.G$101]; &quot;&gt;80&quot;; [.G$2:.G$101]; &quot;&lt;=100&quot;)" office:value-type="float" office:value="3" calcext:value-type="float">
            <text:p>3</text:p>
          </table:table-cell>
          <table:table-cell table:style-name="ce2" table:formula="of:=COUNTIFS([.H$2:.H$101]; &quot;&gt;80&quot;; [.H$2:.H$101]; &quot;&lt;=100&quot;)" office:value-type="float" office:value="4" calcext:value-type="float">
            <text:p>4</text:p>
          </table:table-cell>
          <table:table-cell table:style-name="ce2" table:formula="of:=COUNTIFS([.I$2:.I$101]; &quot;&gt;80&quot;; [.I$2:.I$101]; &quot;&lt;=10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160" calcext:value-type="float">
            <text:p>160</text:p>
          </table:table-cell>
          <table:table-cell/>
          <table:table-cell table:style-name="ce2" office:value-type="string" calcext:value-type="string">
            <text:p>101-120</text:p>
          </table:table-cell>
          <table:table-cell table:style-name="ce2" table:formula="of:=COUNTIFS([.B$2:.B$101]; &quot;&gt;100&quot;; [.B$2:.B$101]; &quot;&lt;=120&quot;)" office:value-type="float" office:value="1" calcext:value-type="float">
            <text:p>1</text:p>
          </table:table-cell>
          <table:table-cell table:style-name="ce2" table:formula="of:=COUNTIFS([.C$2:.C$101]; &quot;&gt;100&quot;; [.C$2:.C$101]; &quot;&lt;=120&quot;)" office:value-type="float" office:value="3" calcext:value-type="float">
            <text:p>3</text:p>
          </table:table-cell>
          <table:table-cell table:style-name="ce2" table:formula="of:=COUNTIFS([.D$2:.D$101]; &quot;&gt;100&quot;; [.D$2:.D$101]; &quot;&lt;=120&quot;)" office:value-type="float" office:value="4" calcext:value-type="float">
            <text:p>4</text:p>
          </table:table-cell>
          <table:table-cell table:style-name="ce2" table:formula="of:=COUNTIFS([.E$2:.E$101]; &quot;&gt;100&quot;; [.E$2:.E$101]; &quot;&lt;=120&quot;)" office:value-type="float" office:value="0" calcext:value-type="float">
            <text:p>0</text:p>
          </table:table-cell>
          <table:table-cell table:style-name="ce2" table:formula="of:=COUNTIFS([.F$2:.F$101]; &quot;&gt;100&quot;; [.F$2:.F$101]; &quot;&lt;=120&quot;)" office:value-type="float" office:value="3" calcext:value-type="float">
            <text:p>3</text:p>
          </table:table-cell>
          <table:table-cell table:style-name="ce2" table:formula="of:=COUNTIFS([.G$2:.G$101]; &quot;&gt;100&quot;; [.G$2:.G$101]; &quot;&lt;=120&quot;)" office:value-type="float" office:value="4" calcext:value-type="float">
            <text:p>4</text:p>
          </table:table-cell>
          <table:table-cell table:style-name="ce2" table:formula="of:=COUNTIFS([.H$2:.H$101]; &quot;&gt;100&quot;; [.H$2:.H$101]; &quot;&lt;=120&quot;)" office:value-type="float" office:value="3" calcext:value-type="float">
            <text:p>3</text:p>
          </table:table-cell>
          <table:table-cell table:style-name="ce2" table:formula="of:=COUNTIFS([.I$2:.I$101]; &quot;&gt;100&quot;; [.I$2:.I$101]; &quot;&lt;=12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office:value-type="string" calcext:value-type="string">
            <text:p>121-140</text:p>
          </table:table-cell>
          <table:table-cell table:style-name="ce2" table:formula="of:=COUNTIFS([.B$2:.B$101]; &quot;&gt;120&quot;; [.B$2:.B$101]; &quot;&lt;=140&quot;)" office:value-type="float" office:value="0" calcext:value-type="float">
            <text:p>0</text:p>
          </table:table-cell>
          <table:table-cell table:style-name="ce2" table:formula="of:=COUNTIFS([.C$2:.C$101]; &quot;&gt;120&quot;; [.C$2:.C$101]; &quot;&lt;=140&quot;)" office:value-type="float" office:value="1" calcext:value-type="float">
            <text:p>1</text:p>
          </table:table-cell>
          <table:table-cell table:style-name="ce2" table:formula="of:=COUNTIFS([.D$2:.D$101]; &quot;&gt;120&quot;; [.D$2:.D$101]; &quot;&lt;=140&quot;)" office:value-type="float" office:value="5" calcext:value-type="float">
            <text:p>5</text:p>
          </table:table-cell>
          <table:table-cell table:style-name="ce2" table:formula="of:=COUNTIFS([.E$2:.E$101]; &quot;&gt;120&quot;; [.E$2:.E$101]; &quot;&lt;=140&quot;)" office:value-type="float" office:value="0" calcext:value-type="float">
            <text:p>0</text:p>
          </table:table-cell>
          <table:table-cell table:style-name="ce2" table:formula="of:=COUNTIFS([.F$2:.F$101]; &quot;&gt;120&quot;; [.F$2:.F$101]; &quot;&lt;=140&quot;)" office:value-type="float" office:value="9" calcext:value-type="float">
            <text:p>9</text:p>
          </table:table-cell>
          <table:table-cell table:style-name="ce2" table:formula="of:=COUNTIFS([.G$2:.G$101]; &quot;&gt;120&quot;; [.G$2:.G$101]; &quot;&lt;=140&quot;)" office:value-type="float" office:value="6" calcext:value-type="float">
            <text:p>6</text:p>
          </table:table-cell>
          <table:table-cell table:style-name="ce2" table:formula="of:=COUNTIFS([.H$2:.H$101]; &quot;&gt;120&quot;; [.H$2:.H$101]; &quot;&lt;=140&quot;)" office:value-type="float" office:value="2" calcext:value-type="float">
            <text:p>2</text:p>
          </table:table-cell>
          <table:table-cell table:style-name="ce2" table:formula="of:=COUNTIFS([.I$2:.I$101]; &quot;&gt;120&quot;; [.I$2:.I$101]; &quot;&lt;=14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60" calcext:value-type="float">
            <text:p>160</text:p>
          </table:table-cell>
          <table:table-cell/>
          <table:table-cell table:style-name="ce2" office:value-type="string" calcext:value-type="string">
            <text:p>141-160</text:p>
          </table:table-cell>
          <table:table-cell table:style-name="ce2" table:formula="of:=COUNTIFS([.B$2:.B$101]; &quot;&gt;140&quot;; [.B$2:.B$101]; &quot;&lt;=160&quot;)" office:value-type="float" office:value="0" calcext:value-type="float">
            <text:p>0</text:p>
          </table:table-cell>
          <table:table-cell table:style-name="ce2" table:formula="of:=COUNTIFS([.C$2:.C$101]; &quot;&gt;140&quot;; [.C$2:.C$101]; &quot;&lt;=160&quot;)" office:value-type="float" office:value="95" calcext:value-type="float">
            <text:p>95</text:p>
          </table:table-cell>
          <table:table-cell table:style-name="ce2" table:formula="of:=COUNTIFS([.D$2:.D$101]; &quot;&gt;140&quot;; [.D$2:.D$101]; &quot;&lt;=160&quot;)" office:value-type="float" office:value="86" calcext:value-type="float">
            <text:p>86</text:p>
          </table:table-cell>
          <table:table-cell table:style-name="ce2" table:formula="of:=COUNTIFS([.E$2:.E$101]; &quot;&gt;140&quot;; [.E$2:.E$101]; &quot;&lt;=160&quot;)" office:value-type="float" office:value="95" calcext:value-type="float">
            <text:p>95</text:p>
          </table:table-cell>
          <table:table-cell table:style-name="ce2" table:formula="of:=COUNTIFS([.F$2:.F$101]; &quot;&gt;140&quot;; [.F$2:.F$101]; &quot;&lt;=160&quot;)" office:value-type="float" office:value="78" calcext:value-type="float">
            <text:p>78</text:p>
          </table:table-cell>
          <table:table-cell table:style-name="ce2" table:formula="of:=COUNTIFS([.G$2:.G$101]; &quot;&gt;140&quot;; [.G$2:.G$101]; &quot;&lt;=160&quot;)" office:value-type="float" office:value="77" calcext:value-type="float">
            <text:p>77</text:p>
          </table:table-cell>
          <table:table-cell table:style-name="ce2" table:formula="of:=COUNTIFS([.H$2:.H$101]; &quot;&gt;140&quot;; [.H$2:.H$101]; &quot;&lt;=160&quot;)" office:value-type="float" office:value="83" calcext:value-type="float">
            <text:p>83</text:p>
          </table:table-cell>
          <table:table-cell table:style-name="ce2" table:formula="of:=COUNTIFS([.I$2:.I$101]; &quot;&gt;140&quot;; [.I$2:.I$101]; &quot;&lt;=160&quot;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2" table:formula="of:=SUM([.L5:.L10])" office:value-type="float" office:value="100" calcext:value-type="float">
            <text:p>100</text:p>
          </table:table-cell>
          <table:table-cell table:style-name="ce2" table:formula="of:=SUM([.M5:.M10])" office:value-type="float" office:value="100" calcext:value-type="float">
            <text:p>100</text:p>
          </table:table-cell>
          <table:table-cell table:style-name="ce2" table:formula="of:=SUM([.N5:.N10])" office:value-type="float" office:value="100" calcext:value-type="float">
            <text:p>100</text:p>
          </table:table-cell>
          <table:table-cell table:style-name="ce2" table:formula="of:=SUM([.O5:.O10])" office:value-type="float" office:value="100" calcext:value-type="float">
            <text:p>100</text:p>
          </table:table-cell>
          <table:table-cell table:style-name="ce2" table:formula="of:=SUM([.P5:.P10])" office:value-type="float" office:value="100" calcext:value-type="float">
            <text:p>100</text:p>
          </table:table-cell>
          <table:table-cell table:style-name="ce2" table:formula="of:=SUM([.Q5:.Q10])" office:value-type="float" office:value="100" calcext:value-type="float">
            <text:p>100</text:p>
          </table:table-cell>
          <table:table-cell table:style-name="ce2" table:formula="of:=SUM([.R5:.R10])" office:value-type="float" office:value="100" calcext:value-type="float">
            <text:p>100</text:p>
          </table:table-cell>
          <table:table-cell table:style-name="ce2" table:formula="of:=SUM([.S5:.S10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1" office:value-type="string" calcext:value-type="string">
            <text:p>Promedio</text:p>
          </table:table-cell>
          <table:table-cell table:style-name="ce2" table:formula="of:=AVERAGE([.B2:.B101])" office:value-type="float" office:value="59.71" calcext:value-type="float">
            <text:p>59.71</text:p>
          </table:table-cell>
          <table:table-cell table:style-name="ce2" table:formula="of:=AVERAGE([.C2:.C101])" office:value-type="float" office:value="153.92" calcext:value-type="float">
            <text:p>153.92</text:p>
          </table:table-cell>
          <table:table-cell table:style-name="ce2" table:formula="of:=AVERAGE([.D2:.D101])" office:value-type="float" office:value="148.35" calcext:value-type="float">
            <text:p>148.35</text:p>
          </table:table-cell>
          <table:table-cell table:style-name="ce2" table:formula="of:=AVERAGE([.E2:.E101])" office:value-type="float" office:value="155.48" calcext:value-type="float">
            <text:p>155.48</text:p>
          </table:table-cell>
          <table:table-cell table:style-name="ce2" table:formula="of:=AVERAGE([.F2:.F101])" office:value-type="float" office:value="144.47" calcext:value-type="float">
            <text:p>144.47</text:p>
          </table:table-cell>
          <table:table-cell table:style-name="ce2" table:formula="of:=AVERAGE([.G2:.G101])" office:value-type="float" office:value="141.08" calcext:value-type="float">
            <text:p>141.08</text:p>
          </table:table-cell>
          <table:table-cell table:style-name="ce2" table:formula="of:=AVERAGE([.H2:.H101])" office:value-type="float" office:value="146.9" calcext:value-type="float">
            <text:p>146.9</text:p>
          </table:table-cell>
          <table:table-cell table:style-name="ce2" table:formula="of:=AVERAGE([.I2:.I101])" office:value-type="float" office:value="149.45" calcext:value-type="float">
            <text:p>149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58" calcext:value-type="float">
            <text:p>58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61" calcext:value-type="float">
            <text:p>61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68" calcext:value-type="float">
            <text:p>68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92" calcext:value-type="float">
            <text:p>92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6T02:08:26.377472577</dc:date>
    <meta:editing-duration>PT20M49S</meta:editing-duration>
    <meta:editing-cycles>1</meta:editing-cycles>
    <meta:document-statistic meta:table-count="1" meta:cell-count="98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Desempeño de las RN</text:p>
        </chart:title>
        <chart:legend chart:legend-position="end" svg:x="13.677cm" svg:y="2.458cm" style:legend-expansion="high" chart:style-name="ch3"/>
        <chart:plot-area chart:style-name="ch4" table:cell-range-address="nn100.K4:nn100.S10" chart:data-source-has-labels="both" svg:x="1.331cm" svg:y="1.275cm" svg:width="12.026cm" svg:height="6.564cm">
          <chartooo:coordinate-region svg:x="1.952cm" svg:y="1.474cm" svg:width="10.609cm" svg:height="5.718cm"/>
          <chart:axis chart:dimension="x" chart:name="primary-x" chart:style-name="ch5" chartooo:axis-type="auto">
            <chartooo:date-scale/>
            <chart:title svg:x="6.705cm" svg:y="8.019cm" chart:style-name="ch6">
              <text:p>Aciertos</text:p>
            </chart:title>
            <chart:categories table:cell-range-address="nn100.K5:nn100.K10"/>
          </chart:axis>
          <chart:axis chart:dimension="y" chart:name="primary-y" chart:style-name="ch5">
            <chart:title svg:x="0.451cm" svg:y="5.421cm" chart:style-name="ch7">
              <text:p>Frecuencia</text:p>
            </chart:title>
            <chart:grid chart:style-name="ch8" chart:class="major"/>
          </chart:axis>
          <chart:series chart:style-name="ch9" chart:values-cell-range-address="nn100.L5:nn100.L10" chart:label-cell-address="nn100.L4:nn100.L4" chart:class="chart:line">
            <chart:data-point chart:repeated="6"/>
          </chart:series>
          <chart:series chart:style-name="ch10" chart:values-cell-range-address="nn100.M5:nn100.M10" chart:label-cell-address="nn100.M4:nn100.M4" chart:class="chart:line">
            <chart:data-point chart:repeated="6"/>
          </chart:series>
          <chart:series chart:style-name="ch11" chart:values-cell-range-address="nn100.N5:nn100.N10" chart:label-cell-address="nn100.N4:nn100.N4" chart:class="chart:line">
            <chart:data-point chart:repeated="6"/>
          </chart:series>
          <chart:series chart:style-name="ch12" chart:values-cell-range-address="nn100.O5:nn100.O10" chart:label-cell-address="nn100.O4:nn100.O4" chart:class="chart:line">
            <chart:data-point chart:repeated="6"/>
          </chart:series>
          <chart:series chart:style-name="ch13" chart:values-cell-range-address="nn100.P5:nn100.P10" chart:label-cell-address="nn100.P4:nn100.P4" chart:class="chart:line">
            <chart:data-point chart:repeated="6"/>
          </chart:series>
          <chart:series chart:style-name="ch14" chart:values-cell-range-address="nn100.Q5:nn100.Q10" chart:label-cell-address="nn100.Q4:nn100.Q4" chart:class="chart:line">
            <chart:data-point chart:repeated="6"/>
          </chart:series>
          <chart:series chart:style-name="ch15" chart:values-cell-range-address="nn100.R5:nn100.R10" chart:label-cell-address="nn100.R4:nn100.R4" chart:class="chart:line">
            <chart:data-point chart:repeated="6"/>
          </chart:series>
          <chart:series chart:style-name="ch16" chart:values-cell-range-address="nn100.S5:nn100.S10" chart:label-cell-address="nn100.S4:nn100.S4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00</text:p>
                <draw:g>
                  <svg:desc>nn100.L4:nn100.L4</svg:desc>
                </draw:g>
              </table:table-cell>
              <table:table-cell office:value-type="string">
                <text:p>D300</text:p>
                <draw:g>
                  <svg:desc>nn100.M4:nn100.M4</svg:desc>
                </draw:g>
              </table:table-cell>
              <table:table-cell office:value-type="string">
                <text:p>D500</text:p>
                <draw:g>
                  <svg:desc>nn100.N4:nn100.N4</svg:desc>
                </draw:g>
              </table:table-cell>
              <table:table-cell office:value-type="string">
                <text:p>D1000</text:p>
                <draw:g>
                  <svg:desc>nn100.O4:nn100.O4</svg:desc>
                </draw:g>
              </table:table-cell>
              <table:table-cell office:value-type="string">
                <text:p>R100</text:p>
                <draw:g>
                  <svg:desc>nn100.P4:nn100.P4</svg:desc>
                </draw:g>
              </table:table-cell>
              <table:table-cell office:value-type="string">
                <text:p>R300</text:p>
                <draw:g>
                  <svg:desc>nn100.Q4:nn100.Q4</svg:desc>
                </draw:g>
              </table:table-cell>
              <table:table-cell office:value-type="string">
                <text:p>R500</text:p>
                <draw:g>
                  <svg:desc>nn100.R4:nn100.R4</svg:desc>
                </draw:g>
              </table:table-cell>
              <table:table-cell office:value-type="string">
                <text:p>R1000</text:p>
                <draw:g>
                  <svg:desc>nn100.S4:nn100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1-60</text:p>
                <draw:g>
                  <svg:desc>nn100.K5:nn100.K10</svg:desc>
                </draw:g>
              </table:table-cell>
              <table:table-cell office:value-type="float" office:value="38">
                <text:p>38</text:p>
                <draw:g>
                  <svg:desc>nn100.L5:nn100.L10</svg:desc>
                </draw:g>
              </table:table-cell>
              <table:table-cell office:value-type="float" office:value="0">
                <text:p>0</text:p>
                <draw:g>
                  <svg:desc>nn100.M5:nn100.M10</svg:desc>
                </draw:g>
              </table:table-cell>
              <table:table-cell office:value-type="float" office:value="3">
                <text:p>3</text:p>
                <draw:g>
                  <svg:desc>nn100.N5:nn100.N10</svg:desc>
                </draw:g>
              </table:table-cell>
              <table:table-cell office:value-type="float" office:value="1">
                <text:p>1</text:p>
                <draw:g>
                  <svg:desc>nn100.O5:nn100.O10</svg:desc>
                </draw:g>
              </table:table-cell>
              <table:table-cell office:value-type="float" office:value="2">
                <text:p>2</text:p>
                <draw:g>
                  <svg:desc>nn100.P5:nn100.P10</svg:desc>
                </draw:g>
              </table:table-cell>
              <table:table-cell office:value-type="float" office:value="4">
                <text:p>4</text:p>
                <draw:g>
                  <svg:desc>nn100.Q5:nn100.Q10</svg:desc>
                </draw:g>
              </table:table-cell>
              <table:table-cell office:value-type="float" office:value="2">
                <text:p>2</text:p>
                <draw:g>
                  <svg:desc>nn100.R5:nn100.R10</svg:desc>
                </draw:g>
              </table:table-cell>
              <table:table-cell office:value-type="float" office:value="4">
                <text:p>4</text:p>
                <draw:g>
                  <svg:desc>nn100.S5:nn100.S10</svg:desc>
                </draw:g>
              </table:table-cell>
            </table:table-row>
            <table:table-row>
              <table:table-cell office:value-type="string">
                <text:p>61-80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-1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-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-160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